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Times New Roman"/>
    </style:style>
    <style:style style:name="T3" style:parent-style-name="Προεπιλεγμένηγραμματοσειρά" style:family="text">
      <style:text-properties style:font-name="Times New Roman" fo:font-style="italic" style:font-style-asian="italic"/>
    </style:style>
    <style:style style:name="T4" style:parent-style-name="Προεπιλεγμένηγραμματοσειρά" style:family="text">
      <style:text-properties style:font-name="Times New Roman"/>
    </style:style>
    <style:style style:name="T5" style:parent-style-name="Προεπιλεγμένηγραμματοσειρά" style:family="text">
      <style:text-properties style:font-name="Times New Roman"/>
    </style:style>
    <style:style style:name="T6" style:parent-style-name="Προεπιλεγμένηγραμματοσειρά" style:family="text">
      <style:text-properties style:font-name="Times New Roman"/>
    </style:style>
    <style:style style:name="T7" style:parent-style-name="Προεπιλεγμένηγραμματοσειρά" style:family="text">
      <style:text-properties style:font-name="Times New Roman" fo:font-style="italic" style:font-style-asian="italic"/>
    </style:style>
    <style:style style:name="T8" style:parent-style-name="Προεπιλεγμένηγραμματοσειρά" style:family="text">
      <style:text-properties style:font-name="Times New Roman"/>
    </style:style>
    <style:style style:name="T9" style:parent-style-name="Προεπιλεγμένηγραμματοσειρά" style:family="text">
      <style:text-properties style:font-name="Times New Roman"/>
    </style:style>
    <style:style style:name="T10" style:parent-style-name="Προεπιλεγμένηγραμματοσειρά" style:family="text">
      <style:text-properties style:font-name="Times New Roman"/>
    </style:style>
    <style:style style:name="T11" style:parent-style-name="Προεπιλεγμένηγραμματοσειρά" style:family="text">
      <style:text-properties style:font-name="Times New Roman"/>
    </style:style>
    <style:style style:name="T12" style:parent-style-name="Προεπιλεγμένηγραμματοσειρά" style:family="text">
      <style:text-properties style:font-name="Times New Roman" fo:font-style="italic" style:font-style-asian="italic"/>
    </style:style>
    <style:style style:name="T13" style:parent-style-name="Προεπιλεγμένηγραμματοσειρά" style:family="text">
      <style:text-properties style:font-name="Times New Roman"/>
    </style:style>
    <style:style style:name="T14" style:parent-style-name="Προεπιλεγμένηγραμματοσειρά" style:family="text">
      <style:text-properties style:font-name="Times New Roman"/>
    </style:style>
    <style:style style:name="T15" style:parent-style-name="Προεπιλεγμένηγραμματοσειρά" style:family="text">
      <style:text-properties style:font-name="Times New Roman" fo:font-style="italic" style:font-style-asian="italic"/>
    </style:style>
    <style:style style:name="T16" style:parent-style-name="Προεπιλεγμένηγραμματοσειρά" style:family="text">
      <style:text-properties style:font-name="Times New Roman"/>
    </style:style>
    <style:style style:name="T17" style:parent-style-name="Προεπιλεγμένηγραμματοσειρά" style:family="text">
      <style:text-properties style:font-name="Times New Roman"/>
    </style:style>
    <style:style style:name="T18" style:parent-style-name="Προεπιλεγμένηγραμματοσειρά" style:family="text">
      <style:text-properties style:font-name="Times New Roman" fo:font-style="italic" style:font-style-asian="italic"/>
    </style:style>
    <style:style style:name="T19" style:parent-style-name="Προεπιλεγμένηγραμματοσειρά" style:family="text">
      <style:text-properties style:font-name="Times New Roman"/>
    </style:style>
    <style:style style:name="T20" style:parent-style-name="Προεπιλεγμένηγραμματοσειρά" style:family="text">
      <style:text-properties style:font-name="Times New Roman"/>
    </style:style>
    <style:style style:name="T21" style:parent-style-name="Προεπιλεγμένηγραμματοσειρά" style:family="text">
      <style:text-properties style:font-name="Times New Roman" fo:font-style="italic" style:font-style-asian="italic"/>
    </style:style>
    <style:style style:name="T22" style:parent-style-name="Προεπιλεγμένηγραμματοσειρά" style:family="text">
      <style:text-properties style:font-name="Times New Roman"/>
    </style:style>
    <style:style style:name="T23" style:parent-style-name="Προεπιλεγμένηγραμματοσειρά" style:family="text">
      <style:text-properties style:font-name="Times New Roman"/>
    </style:style>
    <style:style style:name="T24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5" style:parent-style-name="Προεπιλεγμένηγραμματοσειρά" style:family="text">
      <style:text-properties style:font-name="sans-serif" fo:font-style="italic" style:font-style-asian="italic" fo:font-size="10.5pt" style:font-size-asian="10.5pt"/>
    </style:style>
    <style:style style:name="T26" style:parent-style-name="Προεπιλεγμένηγραμματοσειρά" style:family="text">
      <style:text-properties style:font-name="Times New Roman" fo:color="#202122"/>
    </style:style>
    <style:style style:name="T27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28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9" style:parent-style-name="Προεπιλεγμένηγραμματοσειρά" style:family="text">
      <style:text-properties style:font-name="sans-serif" fo:font-size="10.5pt" style:font-size-asian="10.5pt"/>
    </style:style>
    <style:style style:name="T30" style:parent-style-name="Προεπιλεγμένηγραμματοσειρά" style:family="text">
      <style:text-properties style:font-name="Times New Roman" fo:color="#202122"/>
    </style:style>
    <style:style style:name="T31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32" style:parent-style-name="Προεπιλεγμένηγραμματοσειρά" style:family="text">
      <style:text-properties style:font-name="Times New Roman" fo:color="#202122"/>
    </style:style>
    <style:style style:name="T33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34" style:parent-style-name="Προεπιλεγμένηγραμματοσειρά" style:family="text">
      <style:text-properties style:font-name="Times New Roman"/>
    </style:style>
    <style:style style:name="T35" style:parent-style-name="Προεπιλεγμένηγραμματοσειρά" style:family="text">
      <style:text-properties style:font-name="Times New Roman" fo:color="#202122"/>
    </style:style>
    <style:style style:name="T36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7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8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9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0" style:parent-style-name="Προεπιλεγμένηγραμματοσειρά" style:family="text">
      <style:text-properties style:font-name="Times New Roman"/>
    </style:style>
    <style:style style:name="T41" style:parent-style-name="Έμφαση" style:family="text">
      <style:text-properties style:font-name="Times New Roman"/>
    </style:style>
    <style:style style:name="T42" style:parent-style-name="Προεπιλεγμένηγραμματοσειρά" style:family="text">
      <style:text-properties style:font-name="Times New Roman"/>
    </style:style>
    <style:style style:name="T43" style:parent-style-name="Προεπιλεγμένηγραμματοσειρά" style:family="text">
      <style:text-properties style:font-name="Times New Roman"/>
    </style:style>
    <style:style style:name="T44" style:parent-style-name="Προεπιλεγμένηγραμματοσειρά" style:family="text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T46" style:parent-style-name="Προεπιλεγμένηγραμματοσειρά" style:family="text">
      <style:text-properties style:font-name="Times New Roman"/>
    </style:style>
    <style:style style:name="T4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48" style:parent-style-name="Προεπιλεγμένηγραμματοσειρά" style:family="text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T50" style:parent-style-name="Προεπιλεγμένηγραμματοσειρά" style:family="text">
      <style:text-properties style:font-name="Times New Roman"/>
    </style:style>
    <style:style style:name="T51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2" style:parent-style-name="Προεπιλεγμένηγραμματοσειρά" style:family="text">
      <style:text-properties style:font-name="Times New Roman"/>
    </style:style>
    <style:style style:name="P53" style:parent-style-name="Standard" style:family="paragraph">
      <style:text-properties style:font-name="Times New Roman"/>
    </style:style>
    <style:style style:name="T54" style:parent-style-name="Προεπιλεγμένηγραμματοσειρά" style:family="text">
      <style:text-properties style:font-name="Times New Roman"/>
    </style:style>
    <style:style style:name="T55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6" style:parent-style-name="Προεπιλεγμένηγραμματοσειρά" style:family="text">
      <style:text-properties style:font-name="Times New Roman"/>
    </style:style>
    <style:style style:name="T57" style:parent-style-name="Προεπιλεγμένηγραμματοσειρά" style:family="text">
      <style:text-properties style:font-name="Times New Roman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T60" style:parent-style-name="Προεπιλεγμένηγραμματοσειρά" style:family="text">
      <style:text-properties style:font-name="Times New Roman"/>
    </style:style>
    <style:style style:name="T61" style:parent-style-name="Υπερ-σύνδεση" style:family="text">
      <style:text-properties style:font-name="Times New Roman"/>
    </style:style>
    <style:style style:name="T62" style:parent-style-name="Προεπιλεγμένηγραμματοσειρά" style:family="text">
      <style:text-properties style:font-name="Times New Roman"/>
    </style:style>
    <style:style style:name="P63" style:parent-style-name="Standard" style:family="paragraph">
      <style:text-properties style:font-name="Times New Roman"/>
    </style:style>
    <style:style style:name="T64" style:parent-style-name="Προεπιλεγμένηγραμματοσειρά" style:family="text">
      <style:text-properties style:font-name="Times New Roman"/>
    </style:style>
    <style:style style:name="T65" style:parent-style-name="Προεπιλεγμένηγραμματοσειρά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66" style:parent-style-name="Προεπιλεγμένηγραμματοσειρά" style:family="text">
      <style:text-properties fo:font-style="italic" style:font-style-asian="italic" style:font-style-complex="italic"/>
    </style:style>
    <style:style style:name="T67" style:parent-style-name="Προεπιλεγμένηγραμματοσειρά" style:family="text">
      <style:text-properties fo:font-style="italic" style:font-style-asian="italic" style:font-style-complex="italic"/>
    </style:style>
    <style:style style:name="T68" style:parent-style-name="Προεπιλεγμένηγραμματοσειρά" style:family="text">
      <style:text-properties fo:font-style="italic" style:font-style-asian="italic" style:font-style-complex="italic"/>
    </style:style>
    <style:style style:name="T69" style:parent-style-name="Προεπιλεγμένηγραμματοσειρά" style:family="text">
      <style:text-properties fo:font-style="italic" style:font-style-asian="italic" style:font-style-complex="italic"/>
    </style:style>
    <style:style style:name="T70" style:parent-style-name="Προεπιλεγμένηγραμματοσειρά" style:family="text">
      <style:text-properties fo:font-style="italic" style:font-style-asian="italic" style:font-style-complex="italic"/>
    </style:style>
    <style:style style:name="T71" style:parent-style-name="Προεπιλεγμένηγραμματοσειρά" style:family="text">
      <style:text-properties fo:font-style="italic" style:font-style-asian="italic" style:font-style-complex="italic"/>
    </style:style>
    <style:style style:name="T72" style:parent-style-name="Προεπιλεγμένηγραμματοσειρά" style:family="text">
      <style:text-properties style:font-name="Times New Roman"/>
    </style:style>
    <style:style style:name="T73" style:parent-style-name="Προεπιλεγμένηγραμματοσειρά" style:family="text">
      <style:text-properties style:font-name="Times New Roman"/>
    </style:style>
    <style:style style:name="T74" style:parent-style-name="Υπερ-σύνδεση" style:family="text">
      <style:text-properties style:font-name="Times New Roman"/>
    </style:style>
    <style:style style:name="P75" style:parent-style-name="Standard" style:family="paragraph">
      <style:text-properties style:font-name="Times New Roman"/>
    </style:style>
    <style:style style:name="T76" style:parent-style-name="Προεπιλεγμένηγραμματοσειρά" style:family="text">
      <style:text-properties style:font-name="Times New Roman"/>
    </style:style>
    <style:style style:name="T7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78" style:parent-style-name="Προεπιλεγμένηγραμματοσειρά" style:family="text">
      <style:text-properties style:font-name="Times New Roman"/>
    </style:style>
    <style:style style:name="T79" style:parent-style-name="Προεπιλεγμένηγραμματοσειρά" style:family="text">
      <style:text-properties fo:color="#000000" fo:background-color="#FFFFFF"/>
    </style:style>
    <style:style style:name="T80" style:parent-style-name="Προεπιλεγμένηγραμματοσειρά" style:family="text">
      <style:text-properties fo:font-style="italic" style:font-style-asian="italic" style:font-style-complex="italic"/>
    </style:style>
    <style:style style:name="T81" style:parent-style-name="Προεπιλεγμένηγραμματοσειρά" style:family="text">
      <style:text-properties fo:color="#FFFFFF" fo:background-color="#555555"/>
    </style:style>
    <style:style style:name="T82" style:parent-style-name="Προεπιλεγμένηγραμματοσειρά" style:family="text">
      <style:text-properties fo:font-style="italic" style:font-style-asian="italic" style:font-style-complex="italic"/>
    </style:style>
    <style:style style:name="T83" style:parent-style-name="Προεπιλεγμένηγραμματοσειρά" style:family="text">
      <style:text-properties fo:color="#FFFFFF" fo:background-color="#555555"/>
    </style:style>
    <style:style style:name="T84" style:parent-style-name="Προεπιλεγμένηγραμματοσειρά" style:family="text">
      <style:text-properties fo:font-style="italic" style:font-style-asian="italic" style:font-style-complex="italic"/>
    </style:style>
    <style:style style:name="T85" style:parent-style-name="Προεπιλεγμένηγραμματοσειρά" style:family="text">
      <style:text-properties fo:color="#FFFFFF" fo:background-color="#555555"/>
    </style:style>
    <style:style style:name="T86" style:parent-style-name="Προεπιλεγμένηγραμματοσειρά" style:family="text">
      <style:text-properties fo:font-style="italic" style:font-style-asian="italic" style:font-style-complex="italic"/>
    </style:style>
    <style:style style:name="T87" style:parent-style-name="Προεπιλεγμένηγραμματοσειρά" style:family="text">
      <style:text-properties fo:font-style="italic" style:font-style-asian="italic" style:font-style-complex="italic"/>
    </style:style>
    <style:style style:name="T88" style:parent-style-name="Προεπιλεγμένηγραμματοσειρά" style:family="text">
      <style:text-properties fo:color="#FFFFFF" fo:background-color="#555555"/>
    </style:style>
    <style:style style:name="T89" style:parent-style-name="Προεπιλεγμένηγραμματοσειρά" style:family="text">
      <style:text-properties fo:color="#FFFFFF" fo:background-color="#555555"/>
    </style:style>
    <style:style style:name="T90" style:parent-style-name="Προεπιλεγμένηγραμματοσειρά" style:family="text">
      <style:text-properties fo:color="#FFFFFF" fo:background-color="#555555"/>
    </style:style>
    <style:style style:name="T91" style:parent-style-name="Προεπιλεγμένηγραμματοσειρά" style:family="text">
      <style:text-properties fo:color="#FFFFFF" fo:background-color="#555555"/>
    </style:style>
    <style:style style:name="T92" style:parent-style-name="Προεπιλεγμένηγραμματοσειρά" style:family="text">
      <style:text-properties fo:color="#FFFFFF" fo:background-color="#555555"/>
    </style:style>
    <style:style style:name="T93" style:parent-style-name="Προεπιλεγμένηγραμματοσειρά" style:family="text">
      <style:text-properties fo:color="#FFFFFF" fo:background-color="#555555"/>
    </style:style>
    <style:style style:name="T94" style:parent-style-name="Προεπιλεγμένηγραμματοσειρά" style:family="text">
      <style:text-properties fo:color="#FFFFFF" fo:background-color="#555555"/>
    </style:style>
    <style:style style:name="P95" style:parent-style-name="Standard" style:family="paragraph">
      <style:text-properties fo:language="el" fo:country="GR"/>
    </style:style>
    <style:style style:name="T96" style:parent-style-name="Προεπιλεγμένηγραμματοσειρά" style:family="text">
      <style:text-properties fo:color="#FFFFFF" fo:background-color="#555555"/>
    </style:style>
  </office:automatic-styles>
  <office:body>
    <office:text text:use-soft-page-breaks="true">
      <text:p text:style-name="P1">[1] “<text:span text:style-name="T2">Noimatikikratilos.”<text:s/></text:span><text:span text:style-name="T3">Εκπαιδευτικό Κέντρο Νοηματικής Γλώσσας Κρατύλος</text:span><text:span text:style-name="T4">, 19 Nov. 2019, noimatiki-kratilos.gr/%CE%BD%CE%BF%CE%B7%CE%BC%CE%B1%CF%84%CE%B9%CE%BA%CE%AE-%CE%B3%CE%BB%CF%8E%CF%83%CF%83%CE%B1/. Accessed 30 Sept. 2024.</text:span></text:p>
      <text:p text:style-name="Standard"/>
      <text:p text:style-name="Standard">[2]<text:s/><text:span text:style-name="T5">Eberhard, D. M., Simons, G. F., &amp; Fennig, C. D. (Eds.). (2024). *Ethnologue: Languages of the world* (27th ed.). SIL International. http://www.ethnologue.com</text:span></text:p>
      <text:p text:style-name="Standard"/>
      <text:p text:style-name="Standard">[3]<text:s/><text:span text:style-name="T6">World Health Organization. “Deafness and Hearing Loss.”<text:s/></text:span><text:span text:style-name="T7">WHO</text:span><text:span text:style-name="T8">, World Health Organization: WHO, 2 Feb. 2024,<text:s/></text:span><text:a xlink:href="http://www.who.int/news-room/fact-sheets/detail/deafness-and-hearing-loss" office:target-frame-name="_top" xlink:show="replace"><text:span text:style-name="T9">www.who.int/news-room/fact-sheets/detail/deafness-and-hearing-loss</text:span></text:a><text:span text:style-name="T10">.</text:span></text:p>
      <text:p text:style-name="Standard"/>
      <text:p text:style-name="Standard"><text:span text:style-name="T11">[4] <text:s/>Wikipedia Contributors. “Sign Language.”<text:s/></text:span><text:span text:style-name="T12">Wikipedia</text:span><text:span text:style-name="T13">, Wikimedia Foundation, 6 Aug. 2019, en.wikipedia.org/wiki/Sign_Language.</text:span></text:p>
      <text:p text:style-name="Standard"/>
      <text:p text:style-name="Standard"><text:span text:style-name="T14">[5] project gutenberg. “Cratylus.”<text:s/></text:span><text:span text:style-name="T15">Gutenberg.org</text:span><text:span text:style-name="T16">, 2022, www.gutenberg.org/cache/epub/1616/pg1616-images.html#chap02. Accessed 30 Sept. 2024.</text:span></text:p>
      <text:p text:style-name="Standard"/>
      <text:p text:style-name="Standard"><text:span text:style-name="T17">[6] <text:s/>DAYAS, INÉS. “The History of Sign Language.”<text:s/></text:span><text:span text:style-name="T18">History</text:span><text:span text:style-name="T19">, 28 May 2019, www.nationalgeographic.com/history/history-magazine/article/creation-of-sign-language.</text:span></text:p>
      <text:p text:style-name="Standard"/>
      <text:p text:style-name="Standard"><text:span text:style-name="T20">[7] <text:s/>“Deaf History - Europe - 1620: Juan Pablo Bonet, the First Book on the Subject of Manual Alphabetic Signs (ES).”<text:s/></text:span><text:span text:style-name="T21">Deafhistory.eu</text:span><text:span text:style-name="T22">, deafhistory.eu/index.php/component/zoo/item/1620.</text:span></text:p>
      <text:p text:style-name="Standard"/>
      <text:p text:style-name="Standard"><text:span text:style-name="T23">[8]<text:s/></text:span><text:span text:style-name="T24">Bahan, Benjamin (1996). </text:span><text:a xlink:href="http://louis-xiv.bu.edu/pub/asl/disserts/Bahan96.pdf" office:target-frame-name="_top" xlink:show="replace"><text:span text:style-name="T25">Non-Manual Realization of Agreement in American Sign Language</text:span></text:a><text:span text:style-name="T26"> </text:span><text:span text:style-name="T27">(PDF)</text:span><text:span text:style-name="T28">. Boston University. </text:span><text:a xlink:href="https://wayback.archive-it.org/all/20171011051748/ftp:/louis-xiv.bu.edu/pub/asl/disserts/Bahan96.pdf" office:target-frame-name="_top" xlink:show="replace"><text:span text:style-name="T29">Archived</text:span></text:a><text:span text:style-name="T30"> </text:span><text:span text:style-name="T31">(PDF)</text:span><text:span text:style-name="T32"> </text:span><text:span text:style-name="T33">from the original on October 11, 2017.</text:span></text:p>
      <text:p text:style-name="Standard"/>
      <text:p text:style-name="Standard"><text:span text:style-name="T34">[9] <text:s/></text:span><text:span text:style-name="T35"> </text:span><text:a xlink:href="http://www.disabilitymuseum.org/dhm/lib/detail.html?id=1371" office:target-frame-name="_top" xlink:show="replace"><text:span text:style-name="T36">"A Brief History Of The American Asylum, At Hartford, For The Education And Instruction Of The Deaf And Dumb"</text:span></text:a><text:span text:style-name="T37">. 1893. </text:span><text:a xlink:href="https://web.archive.org/web/20130905215220/http:/www.disabilitymuseum.org/dhm/lib/detail.html?id=1371" office:target-frame-name="_top" xlink:show="replace"><text:span text:style-name="T38">Archived</text:span></text:a><text:span text:style-name="T39"> from the original on September 5, 2013</text:span></text:p>
      <text:p text:style-name="Standard"/>
      <text:p text:style-name="Standard"><text:span text:style-name="T40">[10] Mt. San Antonio College.<text:s/></text:span><text:span text:style-name="T41">5 Parameters of ASL</text:span><text:span text:style-name="T42">. Mt. San Antonio College Language Learning Center, n.d.,<text:s/></text:span><text:a xlink:href="https://www.mtsac.edu/llc/passportrewards/languagepartners/5ParametersofASL.pdf" office:target-frame-name="_top" xlink:show="replace"><text:span text:style-name="T43">https://www.mtsac.edu/llc/passportrewards/languagepartners/5ParametersofASL.pdf</text:span></text:a><text:span text:style-name="T44">.</text:span></text:p>
      <text:p text:style-name="P45"/>
      <text:p text:style-name="Standard"><text:span text:style-name="T46">[11] Valli, Clayton, et al.<text:s/></text:span><text:span text:style-name="T47">American Sign Language: A Look at Its History, Structure, and Community</text:span><text:span text:style-name="T48">. 2nd ed., Gallaudet University Press, 2011.Chapter 1,6,7(4,12,103,108,121,136 pages)</text:span></text:p>
      <text:p text:style-name="P49"/>
      <text:p text:style-name="Standard"><text:span text:style-name="T50">[12] Bialystok, E. (2001).<text:s/></text:span><text:span text:style-name="T51">Bilingualism in Development: Language, Literacy, and Cognition</text:span><text:span text:style-name="T52">. Cambridge University Press.</text:span></text:p>
      <text:p text:style-name="P53"/>
      <text:p text:style-name="Standard"><text:span text:style-name="T54">[13] Gatt, A., &amp; Krahmer, E. (2018). Survey of the state of the art in natural language generation: Core tasks, applications and evaluation.<text:s/></text:span><text:span text:style-name="T55">Journal of Artificial Intelligence Research</text:span><text:span text:style-name="T56">, 61, 65-170.</text:span></text:p>
      <text:p text:style-name="Standard"/>
      <text:p text:style-name="Standard"><text:span text:style-name="T57">[14] Ping Chen, John Rochford, David N Kennedy, Soussan Djamasbi, Peter Fay, and Will Scott. 2017. Automatic text simplification for people with intellectual disabilities. In Artificial Intelligence Science and Technology: Proceedings of the 2016 International Conference (AIST2016), pages 725–731. World Scientific.</text:span></text:p>
      <text:p text:style-name="P58"/>
      <text:p text:style-name="P59">[15] AmaliaTodirascu, Rodrigo Wilkens, Eva Rolin, Thomas Franc¸ois, Delphine Bernhard, and Nuria Gala. 2022.</text:p>
      <text:soft-page-break/>
      <text:p text:style-name="Standard"><text:span text:style-name="T60">[16] (n.d.).<text:s/></text:span><text:a xlink:href="https://www.semanticscholar.org/paper/A-Review-of-Research-Based-Automatic-Text-Tools-Espinosa-Zaragoza-Salas/5a06ebdb791ec164441e635d1b209ff196da1e60y.org/2023.ranlp-1.36.pdf%20%20page%202" office:target-frame-name="_top" xlink:show="replace"><text:span text:style-name="T61">https://www.semanticscholar.org/paper/A-Review-of-Research-Based-Automatic-Text-Tools-Espinosa-Zaragoza-Salas/5a06ebdb791ec164441e635d1b209ff196da1e60y.org/2023.ranlp-1.36.pdf <text:s/>page 2</text:span></text:a><text:span text:style-name="T62">( section 3.1).</text:span></text:p>
      <text:p text:style-name="P63"/>
      <text:p text:style-name="Standard"><text:span text:style-name="T64">[17]</text:span><text:span text:style-name="T65"><text:s/></text:span>Lewis, M.<text:s/><text:span text:style-name="T66">et al.</text:span><text:s/>(2019)<text:s/><text:span text:style-name="T67">Bart: Denoising sequence-to-sequence pre-training for natural language generation, translation, and comprehension</text:span>,<text:s/><text:span text:style-name="T68">arXiv.org</text:span>. Available at: https://arxiv.org/abs/1910.13461 (Accessed: 17 October 2024).<text:s/></text:p>
      <text:p text:style-name="Standard"/>
      <text:p text:style-name="Standard">[18] Jacob Devlin, Ming-Wei Chang, Kenton Lee, and Kristina Toutanova. 2019. <text:a xlink:href="https://aclanthology.org/N19-1423" office:target-frame-name="_top" xlink:show="replace"><text:span text:style-name="Υπερ-σύνδεση">BERT: Pre-training of Deep Bidirectional Transformers for Language Understanding</text:span></text:a>. In <text:span text:style-name="T69">Proceedings of the 2019 Conference of the North American Chapter of the Association for Computational Linguistics: Human Language Technologies, Volume 1 (Long and Short Papers)</text:span>, pages 4171–4186, Minneapolis, Minnesota. Association for Computational Linguistics.</text:p>
      <text:p text:style-name="Standard"/>
      <text:p text:style-name="Standard">[19] Alec Radford, Jeffrey Wu, Rewon Child, David Luan,</text:p>
      <text:p text:style-name="Standard">Dario Amodei, and Ilya Sutskever. Language models</text:p>
      <text:p text:style-name="Standard">are unsupervised multitask learners. OpenAI</text:p>
      <text:p text:style-name="Standard">Blog, 1(8), 2019.</text:p>
      <text:p text:style-name="Standard"/>
      <text:p text:style-name="Standard">[20] “BART: Denoising Sequence-to-Sequence Pre-training for Natural Language Generation, Translation, and Comprehension” 29 Oct. 2019, arxiv.org/abs/1910.13461. Accessed 17 Oct. 2024.</text:p>
      <text:p text:style-name="Standard"/>
      <text:p text:style-name="Standard">[21] “Just a moment...” machinelearningmastery.com/the-transformer-model/. Accessed 18 Oct. 2024.</text:p>
      <text:p text:style-name="Standard"/>
      <text:p text:style-name="Standard">[22] “The Annotated Transformer” nlp.seas.harvard.edu/annotated-transformer/. Accessed 18 Oct. 2024.</text:p>
      <text:p text:style-name="Standard"/>
      <text:p text:style-name="Standard">[23] “Attention Is All You Need” 6 Dec. 2017, arxiv.org/abs/1706.03762. Accessed 18 Oct. 2024.</text:p>
      <text:p text:style-name="Standard"/>
      <text:p text:style-name="Standard">[24] Press, Authors:Ofir. “Using the Output Embedding to Improve Language Models” 21 Feb. 2017, arxiv.org/abs/1608.05859. Accessed 18 Oct. 2024.</text:p>
      <text:p text:style-name="Standard"/>
      <text:p text:style-name="Standard">[25] “Exploring the Limits of Transfer Learning with a Unified Text-to-Text Transformer” 19 Sept. 2023, arxiv.org/abs/1910.10683. Accessed 21 Oct. 2024.</text:p>
      <text:p text:style-name="Standard"/>
      <text:p text:style-name="Standard">[26] “T5” huggingface.co/docs/transformers/model_doc/t5. Accessed 21 Oct. 2024.</text:p>
      <text:p text:style-name="Standard"/>
      <text:p text:style-name="Standard">[27] www.phdata.io/blog/what-is-the-cost-to-deploy-and-maintain-a-machine-learning-model/. Accessed 21 Oct. 2024.<text:tab/></text:p>
      <text:p text:style-name="Standard"/>
      <text:p text:style-name="Standard">[28] “Common Crawl” <text:span text:style-name="T70">Overview</text:span>, commoncrawl.org/overview. Accessed 21 Oct. 2024.</text:p>
      <text:p text:style-name="Standard"/>
      <text:p text:style-name="Standard">[29] “GitHub - LDNOOBW/List-of-Dirty-Naughty-Obscene-and-Otherwise-Bad-Words: List of Dirty, Naughty, Obscene, and Otherwise Bad Words” <text:span text:style-name="T71">LDNOOBW/List-of-Dirty-Naughty-Obscene-and-Otherwis</text:span>, github.com/LDNOOBW/List-of-Dirty-Naughty-Obscene-and-Otherwise-Bad-Words. Accessed 21 Oct. 2024.</text:p>
      <text:p text:style-name="Standard"/>
      <text:p text:style-name="Standard">[30] “Langdetect” 16 Mar. 2015, pypi.org/project/langdetect/. Accessed 21 Oct. 2024.</text:p>
      <text:p text:style-name="Standard"><text:span text:style-name="T72"><text:s/></text:span></text:p>
      <text:soft-page-break/>
      <text:p text:style-name="Standard"><text:span text:style-name="T73">[31]<text:s/></text:span><text:a xlink:href="https://gptforwork.com/tools/tokenizer" office:target-frame-name="_top" xlink:show="replace"><text:span text:style-name="T74">https://gptforwork.com/tools/tokenizer</text:span></text:a></text:p>
      <text:p text:style-name="P75"/>
      <text:p text:style-name="Standard"><text:span text:style-name="T76">[32] “ROUGE (metric)” </text:span><text:span text:style-name="T77">Wikipedia</text:span><text:span text:style-name="T78">, 24 Dec. 2008, en.wikipedia.org/wiki/ROUGE_(metric). Accessed 23 Oct. 2024.</text:span></text:p>
      <text:p text:style-name="Standard"/>
      <text:p text:style-name="Standard">[33]<text:span text:style-name="T79"><text:s/></text:span>“Just a moment...” klu.ai/glossary/rouge-score. Accessed 23 Oct. 2024.</text:p>
      <text:p text:style-name="Standard"/>
      <text:p text:style-name="Standard">[34] “Bogdancazan/Wikilarge-Text-Simplification At Main” 6 June 2023, huggingface.co/datasets/bogdancazan/wikilarge-text-simplification/tree/main. Accessed 23 Oct. 2024.</text:p>
      <text:p text:style-name="Standard"/>
      <text:p text:style-name="Standard">[35] “Speech Recognition Module Python” <text:span text:style-name="T80">GeeksforGeeks</text:span>, 19 Mar. 2024, www.geeksforgeeks.org/python-speech-recognition-module/. Accessed 29 Oct. 2024.</text:p>
      <text:p text:style-name="Standard"/>
      <text:p text:style-name="Standard">[36] “Speech Recognition in Python [Learn Easily &amp; Fast]” 27 July 2021,<text:s/><text:a xlink:href="http://www.simplilearn.com/tutorials/python-tutorial/speech-recognition-in-python.%20Accessed%2030%20Oct.%202024" office:target-frame-name="_top" xlink:show="replace"><text:span text:style-name="Υπερ-σύνδεση">www.simplilearn.com/tutorials/python-tutorial/speech-recognition-in-python. Accessed 30 Oct. 2024</text:span></text:a>.</text:p>
      <text:p text:style-name="Standard"/>
      <text:p text:style-name="Standard">[37]<text:span text:style-name="T81"><text:s/></text:span>Malik, Usman. “Introduction to Speech Recognition with Python” 3 Jan. 2020, stackabuse.com/introduction-to-speech-recognition-with-python/. Accessed 21 Nov. 2024.</text:p>
      <text:p text:style-name="Standard"/>
      <text:p text:style-name="Standard">[38] “Python (programming language)” <text:span text:style-name="T82">Wikipedia</text:span>, 29 Oct. 2001, en.wikipedia.org/w/index.php?title=Python_(programming_language)&amp;oldformat=true. Accessed 21 Nov. 2024.</text:p>
      <text:p text:style-name="Standard"/>
      <text:p text:style-name="Standard">[39]<text:span text:style-name="T83"><text:s/></text:span>“What Is Python Used For? A Beginner’s Guide” <text:span text:style-name="T84">Coursera</text:span>, 17 May 2023,<text:s/><text:a xlink:href="http://www.coursera.org/articles/what-is-python-used-for-a-beginners-guide-to-using-python.%20Accessed%2021%20Nov.%202024" office:target-frame-name="_top" xlink:show="replace"><text:span text:style-name="Υπερ-σύνδεση">www.coursera.org/articles/what-is-python-used-for-a-beginners-guide-to-using-python. Accessed 21 Nov. 2024</text:span></text:a>.</text:p>
      <text:p text:style-name="Standard"/>
      <text:p text:style-name="Standard">[40]<text:span text:style-name="T85"><text:s/></text:span>“Top 90+ Python Libraries” <text:span text:style-name="T86">Flexiple</text:span>, flexiple.com/python/python-libraries. Accessed 21 Nov. 2024.</text:p>
      <text:p text:style-name="Standard"/>
      <text:p text:style-name="Standard">[41] “Papers with Code - CNN/Daily Mail Dataset” <text:span text:style-name="T87">Papers With Code</text:span>, paperswithcode.com/dataset/cnn-daily-mail-1. Accessed 21 Nov. 2024.</text:p>
      <text:p text:style-name="Standard"/>
      <text:p text:style-name="Standard">[42] “SpeechRecognition” 20 Oct. 2024, pypi.org/project/SpeechRecognition/. Accessed 21 Nov. 2024.</text:p>
      <text:p text:style-name="Standard"/>
      <text:p text:style-name="Standard">[43]<text:span text:style-name="T88"><text:s/></text:span>“ Transformers” huggingface.co/docs/transformers/index. Accessed 21 Nov. 2024.</text:p>
      <text:p text:style-name="Standard"/>
      <text:p text:style-name="Standard">[44]<text:span text:style-name="T89"><text:s/></text:span>“PyTorch documentation — PyTorch 2.5 documentation” pytorch.org/docs/stable/index.html. Accessed 21 Nov. 2024.</text:p>
      <text:p text:style-name="Standard"/>
      <text:p text:style-name="Standard">[45]<text:span text:style-name="T90"><text:s/></text:span>“Python-Dotenv” 23 Jan. 2024, pypi.org/project/python-dotenv/. Accessed 21 Nov. 2024.</text:p>
      <text:p text:style-name="Standard"/>
      <text:p text:style-name="Standard">[46]<text:span text:style-name="T91"><text:s/></text:span>“Pyttsx3” 27 Sept. 2024, pypi.org/project/pyttsx3/. Accessed 21 Nov. 2024.</text:p>
      <text:p text:style-name="Standard"/>
      <text:p text:style-name="Standard">[47]<text:span text:style-name="T92"><text:s/></text:span>“Pillow” pillow.readthedocs.io/en/stable/. Accessed 21 Nov. 2024.</text:p>
      <text:p text:style-name="Standard"/>
      <text:p text:style-name="Standard">[48] “GitHub - google/sentencepiece: Unsupervised text tokenizer for Neural Network-based text generation.” Google/sentencepiece: Unsupervised text tokenizer , github.com/google/sentencepiece. Accessed 21 Nov. 2024.</text:p>
      <text:soft-page-break/>
      <text:p text:style-name="Standard">[49]<text:span text:style-name="T93"><text:s/></text:span>“tkinter — Python interface to Tcl/Tk” docs.python.org/3/library/tkinter.html. Accessed 21 Nov. 2024.</text:p>
      <text:p text:style-name="Standard"/>
      <text:p text:style-name="Standard">[50]<text:span text:style-name="T94"><text:s/></text:span>“Hugging Face – The AI community building the future.” 19 Nov. 2024, huggingface.co/. Accessed 25 Nov. 2024.</text:p>
      <text:p text:style-name="P95"/>
      <text:p text:style-name="Standard">[51]<text:span text:style-name="T96"><text:s/></text:span>“Bart” huggingface.co/docs/transformers/en/model_doc/bart. Accessed 26 Nov. 2024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ΚΩΝΣΤΑΝΤΙΝΟΣ ΗΣΑΪΑΣ</dc:creator>
    <meta:creation-date>2024-09-30T22:15:00Z</meta:creation-date>
    <dc:date>2024-11-26T13:19:00Z</dc:date>
    <meta:template xlink:href="Normal.dotm" xlink:type="simple"/>
    <meta:editing-cycles>72</meta:editing-cycles>
    <meta:editing-duration>PT12960S</meta:editing-duration>
    <meta:document-statistic meta:page-count="4" meta:paragraph-count="17" meta:word-count="1317" meta:character-count="8807" meta:row-count="62" meta:non-whitespace-character-count="7507"/>
  </office:meta>
</office:document-meta>
</file>